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officeooo:rsid="000c2461" officeooo:paragraph-rsid="00177482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 fo:text-align="start" style:justify-single-word="false"/>
      <style:text-properties officeooo:paragraph-rsid="00177482"/>
    </style:style>
    <style:style style:name="P4" style:family="paragraph" style:parent-style-name="Standard">
      <style:paragraph-properties fo:line-height="100%" fo:text-align="start" style:justify-single-word="false"/>
      <style:text-properties fo:font-weight="bold" officeooo:rsid="00177482" officeooo:paragraph-rsid="00177482" style:font-weight-asian="bold" style:font-weight-complex="bold"/>
    </style:style>
    <style:style style:name="P5" style:family="paragraph" style:parent-style-name="Standard" style:list-style-name="L3">
      <style:paragraph-properties fo:line-height="100%" fo:text-align="start" style:justify-single-word="false"/>
      <style:text-properties fo:font-weight="normal" officeooo:rsid="00177482" officeooo:paragraph-rsid="00177482" style:font-weight-asian="normal" style:font-weight-complex="normal"/>
    </style:style>
    <style:style style:name="P6" style:family="paragraph" style:parent-style-name="Text_20_body">
      <style:paragraph-properties fo:line-height="100%"/>
    </style:style>
    <style:style style:name="P7" style:family="paragraph" style:parent-style-name="Text_20_body" style:list-style-name="L2">
      <style:paragraph-properties fo:margin-top="0in" fo:margin-bottom="0in" loext:contextual-spacing="false" fo:line-height="100%"/>
    </style:style>
    <style:style style:name="T1" style:family="text">
      <style:text-properties fo:font-weight="bold"/>
    </style:style>
    <style:style style:name="T2" style:family="text">
      <style:text-properties officeooo:rsid="00310c5d"/>
    </style:style>
    <style:style style:name="T3" style:family="text">
      <style:text-properties style:text-position="super 58%" officeooo:rsid="00310c5d"/>
    </style:style>
    <style:style style:name="T4" style:family="text">
      <style:text-properties style:text-position="super 58%" officeooo:rsid="00177482"/>
    </style:style>
    <style:style style:name="T5" style:family="text">
      <style:text-properties officeooo:rsid="00177482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12</text:span><text:span text:style-name="T4">th</text:span><text:span text:style-name="T5"> Grade Computers</text:span> 2016-2017 <text:span text:style-name="T5">(1 semester elective)</text:span></text:p>
      <text:p text:style-name="P1"/>
      <text:p text:style-name="P1">Yap Seventh-Day Adventist School</text:p>
      <text:p text:style-name="P1"/>
      <text:p text:style-name="P1">Yearly Lesson Outline with NAD Standards</text:p>
      <text:p text:style-name="P3"/>
      <text:p text:style-name="P4">Overall Goals</text:p>
      <text:list xml:id="list2171778059" text:style-name="L3">
        <text:list-item>
          <text:p text:style-name="P5">Word</text:p>
        </text:list-item>
        <text:list-item>
          <text:p text:style-name="P5">PowerPoint</text:p>
        </text:list-item>
        <text:list-item>
          <text:p text:style-name="P5">Excel</text:p>
        </text:list-item>
        <text:list-item>
          <text:p text:style-name="P5">HTML / CSS</text:p>
        </text:list-item>
        <text:list-item>
          <text:p text:style-name="P5">Programming: JavaScript game</text:p>
        </text:list-item>
      </text:list>
      <text:p text:style-name="P3"/>
      <text:p text:style-name="P6"><text:span text:style-name="T1">MS Office (Excel, Word, PowerPoint)</text:span><text:line-break/>COMP.5.1 — Select, validate, and effectively utilize appropriate technologies for the completion of specific tasks (email, FTP, Listserv, etc.).<text:line-break/>COMP.5.2 — Use a variety of equipment and software to enter, process, display, and communicate information (word processing, spreadsheets, databases, presentations).<text:line-break/>COMP.6.1 — Communicate ideas effectively to diverse audiences (presentations, letters, spreadsheets, etc.).<text:line-break/>COMP.6.2 — Interact, collaborate, and publish with a variety of audiences (peers, experts, others).<text:line-break/>COMP.7.2 — Demonstrate understanding of and compliance with the school’s acceptable use policy. </text:p>
      <text:p text:style-name="P6"><text:span text:style-name="T1">Web Development (HTML)</text:span><text:line-break/>CPTR.4.1 — Identify key terms and concepts (HTML, JPEG, SQL, etc.).<text:line-break/>CPTR.4.2 — Design and develop a website using an HTML editor (Dreamweaver, FrontPage, etc.).<text:line-break/>CPTR.4.3 — Create forms, tables, hyperlinks, etc.<text:line-break/>CPTR.4.4 — Publish web pages to a web server. </text:p>
      <text:p text:style-name="P6"><text:span text:style-name="T1">Intro to Programming (Python)</text:span><text:line-break/>CPTR.5.1 — Describe programming languages (Visual Basic, Visual C++, Java, etc.).<text:line-break/>CPTR.5.2 — Identify key terms and concepts (variables, loops, functions, etc.).<text:line-break/>CPTR.5.3 — Write, compile, run, and debug a properly coded program. </text:p>
      <text:p text:style-name="P6"><text:span text:style-name="T1">3D Animation (in Blender), Photo Editing / Manipulation, Audio</text:span><text:line-break/>CPTR.8.1 — Identify key terms and concepts (perspective, lighting, depth of field, etc.).<text:line-break/>CPTR.8.2 — Frame object and/or formalize a storyboard and script.<text:line-break/>CPTR.8.3 — Determine appropriate equipment and setup (camera, lighting, audio, positioning, etc.).<text:line-break/>CPTR.8.4 — Capture images using appropriate hardware and software.<text:line-break/>CPTR.8.5 — Edit and produce final projects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2:00:59.914488469</meta:creation-date>
    <dc:date>2017-12-01T12:03:17.122813414</dc:date>
    <meta:editing-duration>PT2M18S</meta:editing-duration>
    <meta:editing-cycles>1</meta:editing-cycles>
    <meta:document-statistic meta:table-count="0" meta:image-count="0" meta:object-count="0" meta:page-count="1" meta:paragraph-count="13" meta:word-count="241" meta:character-count="1819" meta:non-whitespace-character-count="1575"/>
    <meta:generator>LibreOffice/5.4.3.2$Linux_X86_64 LibreOffice_project/40m0$Build-2</meta:generator>
  </office:meta>
</office:document-meta>
</file>